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E5229E2180B5F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4ca52" officeooo:paragraph-rsid="0014ca52"/>
    </style:style>
    <style:style style:name="T1" style:family="text">
      <style:text-properties officeooo:rsid="00162f3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../popup-media/libreoffice.png"><draw:frame draw:style-name="fr1" draw:name="Image1" text:anchor-type="as-char" svg:width="1.806cm" svg:height="1.806cm" draw:z-index="0"><draw:image xlink:href="Pictures/100002010000004000000040E5229E2180B5FF18.png" xlink:type="simple" xlink:show="embed" xlink:actuate="onLoad" loext:mime-type="image/png"/></draw:frame></draw:a></text:p>
      <text:p text:style-name="P1">this is the second para, before <text:a xlink:type="simple" xlink:href="../popup-media/libreoffice.png" text:style-name="Internet_20_link" text:visited-style-name="Visited_20_Internet_20_Link"><text:span text:style-name="T1">link</text:span></text:a><text:span text:style-name="T1"> </text:span>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38:04.393759570</meta:creation-date>
    <meta:generator>LibreOfficeDev/6.1.0.0.alpha0$Linux_X86_64 LibreOffice_project/37bf85ed92c01b2b1cbf658db7ed119cbcecd9fd</meta:generator>
    <dc:date>2017-11-27T15:39:26.843733991</dc:date>
    <meta:editing-duration>PT3M47S</meta:editing-duration>
    <meta:editing-cycles>5</meta:editing-cycles>
    <meta:document-statistic meta:table-count="0" meta:image-count="1" meta:object-count="0" meta:page-count="1" meta:paragraph-count="2" meta:word-count="8" meta:character-count="43" meta:non-whitespace-character-count="36"/>
  </office:meta>
</office:document-meta>
</file>